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 fo:margin-bottom="10.00pt" style:writing-mode="rl"/>
    </style:style>
  </office:automatic-styles>
  <office:body>
    <office:text>
      <text:p text:style-name="P1"><text:span text:style-name="T1">//----------------------------------------------------------------------------------------------</text:span><text:span text:style-name="T2"/></text:p>
      <text:p text:style-name="P1"><text:span text:style-name="T3">// Name: maha ahmed</text:span><text:span text:style-name="T4"/></text:p>
      <text:p text:style-name="P1"><text:span text:style-name="T5">//</text:span><text:span text:style-name="T6">ID:</text:span><text:span text:style-name="T7">445014009</text:span><text:span text:style-name="T8"/></text:p>
      <text:p text:style-name="P1"><text:span text:style-name="T8"/></text:p>
      <text:p text:style-name="P1"><text:span text:style-name="T9">//<text:s/></text:span><text:span text:style-name="T10">Java code for linearly search x in arr[].<text:s/></text:span><text:span text:style-name="T11">If x</text:span><text:span text:style-name="T12"/></text:p>
      <text:p text:style-name="P1"><text:span text:style-name="T12"/></text:p>
      <text:p text:style-name="P1"><text:span text:style-name="T13">//<text:s/></text:span><text:span text:style-name="T14">is present then return its location,<text:s/></text:span><text:span text:style-name="T15">otherwise</text:span><text:span text:style-name="T16"/></text:p>
      <text:p text:style-name="P1"><text:span text:style-name="T16"/></text:p>
      <text:p text:style-name="P1"><text:span text:style-name="T17">//<text:s/></text:span><text:span text:style-name="T18">return -</text:span><text:span text:style-name="T19">1</text:span><text:span text:style-name="T20"/></text:p>
      <text:p text:style-name="P1"><text:span text:style-name="T20"/></text:p>
      <text:p text:style-name="P1"><text:span text:style-name="T21">class LinearSearch</text:span><text:span text:style-name="T22"><text:s/>{</text:span><text:span text:style-name="T23"/></text:p>
      <text:p text:style-name="P1"><text:span text:style-name="T23"/></text:p>
      <text:p text:style-name="P1"><text:span text:style-name="T24"><text:s text:c="12"/>//<text:s/></text:span><text:span text:style-name="T25">This function returns index of element x in arr</text:span><text:span text:style-name="T26">[]</text:span><text:span text:style-name="T27"/></text:p>
      <text:p text:style-name="P1"><text:span text:style-name="T27"/></text:p>
      <text:p text:style-name="P1"><text:span text:style-name="T28"><text:s text:c="12"/></text:span><text:span text:style-name="T29">static int search(</text:span><text:span text:style-name="T30">int arr[],<text:s/></text:span><text:span text:style-name="T31">int n,<text:s/></text:span><text:span text:style-name="T32">int x)</text:span><text:span text:style-name="T33"/></text:p>
      <text:p text:style-name="P1"><text:span text:style-name="T33"/></text:p>
      <text:p text:style-name="P1"><text:span text:style-name="T34"><text:s text:c="12"/>{</text:span><text:span text:style-name="T35"/></text:p>
      <text:p text:style-name="P1"><text:span text:style-name="T35"/></text:p>
      <text:p text:style-name="P1"><text:span text:style-name="T36"><text:s text:c="24"/></text:span><text:span text:style-name="T37">for (</text:span><text:span text:style-name="T38">int i =<text:s/></text:span><text:span text:style-name="T39">0</text:span><text:span text:style-name="T40">;<text:s/></text:span><text:span text:style-name="T41">i &lt;<text:s/></text:span><text:span text:style-name="T42">n;<text:s/></text:span><text:span text:style-name="T43">i++)</text:span><text:span text:style-name="T44"><text:s/>{</text:span><text:span text:style-name="T45"/></text:p>
      <text:p text:style-name="P1"><text:span text:style-name="T45"/></text:p>
      <text:p text:style-name="P1"><text:span text:style-name="T46"><text:s text:c="32"/>//<text:s/></text:span><text:span text:style-name="T47">Return the index of the element if the element</text:span><text:span text:style-name="T48"/></text:p>
      <text:p text:style-name="P1"><text:span text:style-name="T48"/></text:p>
      <text:p text:style-name="P1"><text:span text:style-name="T49"><text:s text:c="36"/>//<text:s/></text:span><text:span text:style-name="T50">is found</text:span><text:span text:style-name="T51"/></text:p>
      <text:p text:style-name="P1"><text:span text:style-name="T51"/></text:p>
      <text:p text:style-name="P1"><text:span text:style-name="T52"><text:s text:c="36"/></text:span><text:span text:style-name="T53">if (</text:span><text:span text:style-name="T54">arr[</text:span><text:span text:style-name="T55">i] ==<text:s/></text:span><text:span text:style-name="T56">x)</text:span><text:span text:style-name="T57"/></text:p>
      <text:p text:style-name="P1"><text:span text:style-name="T57"/></text:p>
      <text:p text:style-name="P1"><text:span text:style-name="T58"><text:s text:c="48"/></text:span><text:span text:style-name="T59">return i</text:span><text:span text:style-name="T60">;</text:span><text:span text:style-name="T61"/></text:p>
      <text:p text:style-name="P1"><text:span text:style-name="T61"/></text:p>
      <text:p text:style-name="P1"><text:span text:style-name="T62"><text:s text:c="24"/>}</text:span><text:span text:style-name="T63"/></text:p>
      <text:p text:style-name="P1"><text:span text:style-name="T63"/></text:p>
      <text:p text:style-name="P1"><text:span text:style-name="T64"><text:s/></text:span><text:span text:style-name="T65"/></text:p>
      <text:p text:style-name="P1"><text:span text:style-name="T65"/></text:p>
      <text:p text:style-name="P1"><text:span text:style-name="T66"><text:s text:c="24"/>//<text:s/></text:span><text:span text:style-name="T67">return -</text:span><text:span text:style-name="T68">1<text:s/></text:span><text:span text:style-name="T69">if the element is not found</text:span><text:span text:style-name="T70"/></text:p>
      <text:p text:style-name="P1"><text:span text:style-name="T70"/></text:p>
      <text:p text:style-name="P1"><text:span text:style-name="T71"><text:s text:c="24"/></text:span><text:span text:style-name="T72">return -</text:span><text:span text:style-name="T73">1</text:span><text:span text:style-name="T74">;</text:span><text:span text:style-name="T75"/></text:p>
      <text:p text:style-name="P1"><text:span text:style-name="T75"/></text:p>
      <text:p text:style-name="P1"><text:span text:style-name="T76"><text:s text:c="12"/>}</text:span><text:span text:style-name="T77"/></text:p>
      <text:p text:style-name="P1"><text:span text:style-name="T77"/></text:p>
      <text:p text:style-name="P1"><text:span text:style-name="T78"><text:s/></text:span><text:span text:style-name="T79"/></text:p>
      <text:p text:style-name="P1"><text:span text:style-name="T79"/></text:p>
      <text:p text:style-name="P1"><text:span text:style-name="T80"><text:s text:c="12"/></text:span><text:span text:style-name="T81">public static void main(</text:span><text:span text:style-name="T82">String[]<text:s/></text:span><text:span text:style-name="T83">args)</text:span><text:span text:style-name="T84"/></text:p>
      <text:p text:style-name="P1"><text:span text:style-name="T84"/></text:p>
      <text:p text:style-name="P1"><text:span text:style-name="T85"><text:s text:c="12"/>{</text:span><text:span text:style-name="T86"/></text:p>
      <text:p text:style-name="P1"><text:span text:style-name="T86"/></text:p>
      <text:p text:style-name="P1"><text:span text:style-name="T87"><text:s text:c="24"/></text:span><text:span text:style-name="T88">int[]<text:s/></text:span><text:span text:style-name="T89">arr</text:span><text:span text:style-name="T90"><text:s/>=<text:s/></text:span><text:span text:style-name="T91">{<text:s/></text:span><text:span text:style-name="T92">6</text:span><text:span text:style-name="T93">,<text:s/></text:span><text:span text:style-name="T94">4</text:span><text:span text:style-name="T95">,<text:s/></text:span><text:span text:style-name="T96">1</text:span><text:span text:style-name="T97">,<text:s/></text:span><text:span text:style-name="T98">9</text:span><text:span text:style-name="T99">,<text:s/></text:span><text:span text:style-name="T100">5</text:span><text:span text:style-name="T101"><text:s/>};</text:span><text:span text:style-name="T102"/></text:p>
      <text:p text:style-name="P1"><text:span text:style-name="T102"/></text:p>
      <text:p text:style-name="P1"><text:span text:style-name="T103"><text:s text:c="23"/></text:span><text:span text:style-name="T104">int n =<text:s/></text:span><text:span text:style-name="T105">arr.</text:span><text:span text:style-name="T106">length</text:span><text:span text:style-name="T107">;</text:span><text:span text:style-name="T108"/></text:p>
      <text:p text:style-name="P1"><text:span text:style-name="T109"><text:s text:c="2"/></text:span><text:span text:style-name="T110">int x =<text:s/></text:span><text:span text:style-name="T111">8</text:span><text:span text:style-name="T112">;</text:span><text:span text:style-name="T113"/></text:p>
      <text:p text:style-name="P1"><text:span text:style-name="T113"/></text:p>
      <text:p text:style-name="P1"><text:span text:style-name="T114"><text:s text:c="24"/></text:span><text:span text:style-name="T115">int index =<text:s/></text:span><text:span text:style-name="T116">search(</text:span><text:span text:style-name="T117">arr,<text:s/></text:span><text:span text:style-name="T118">n,<text:s/></text:span><text:span text:style-name="T119">x)</text:span><text:span text:style-name="T120">;</text:span><text:span text:style-name="T121"/></text:p>
      <text:p text:style-name="P1"><text:span text:style-name="T121"/></text:p>
      <text:p text:style-name="P1"><text:span text:style-name="T122"><text:s text:c="24"/></text:span><text:span text:style-name="T123">if (</text:span><text:span text:style-name="T124">index == -</text:span><text:span text:style-name="T125">1</text:span><text:span text:style-name="T126">)</text:span><text:span text:style-name="T127"/></text:p>
      <text:p text:style-name="P1"><text:span text:style-name="T127"/></text:p>
      <text:p text:style-name="P1"><text:span text:style-name="T128"><text:s text:c="26"/></text:span><text:span text:style-name="T129">System.</text:span><text:span text:style-name="T130">out.</text:span><text:span text:style-name="T131">println("</text:span><text:span text:style-name="T132">Element is not present in the array")</text:span><text:span text:style-name="T133">;</text:span><text:span text:style-name="T134"/></text:p>
      <text:p text:style-name="P1"><text:span text:style-name="T134"/></text:p>
      <text:p text:style-name="P1"><text:span text:style-name="T135"><text:s text:c="24"/></text:span><text:span text:style-name="T136">else</text:span><text:span text:style-name="T137"/></text:p>
      <text:p text:style-name="P1"><text:span text:style-name="T137"/></text:p>
      <text:p text:style-name="P1"><text:span text:style-name="T138"><text:s text:c="26"/></text:span><text:span text:style-name="T139">System.</text:span><text:span text:style-name="T140">out.</text:span><text:span text:style-name="T141">println("</text:span><text:span text:style-name="T142">Element found at position " +<text:s/></text:span><text:span text:style-name="T143">index)</text:span><text:span text:style-name="T144">;</text:span><text:span text:style-name="T145"/></text:p>
      <text:p text:style-name="P1"><text:span text:style-name="T145"/></text:p>
      <text:p text:style-name="P1"><text:span text:style-name="T146"><text:s text:c="12"/>}</text:span><text:span text:style-name="T147"/></text:p>
      <text:p text:style-name="P1"><text:span text:style-name="T147"/></text:p>
      <text:p text:style-name="P1"><text:span text:style-name="T148">}</text:span><text:span text:style-name="T149"/></text:p>
      <text:p text:style-name="P1"><text:span text:style-name="T149"/></text:p>
      <text:p text:style-name="P1"><text:span text:style-name="T150">//------------------------------------------------------------------------------------------------------</text:span><text:span text:style-name="T1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